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P2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52d97d" style:font-size-asian="12pt" style:font-style-asian="normal" style:font-weight-asian="normal" style:font-size-complex="12pt" style:font-weight-complex="bold" style:text-emphasize="none"/>
    </style:style>
    <style:style style:name="P3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63372b" style:font-size-asian="12pt" style:font-style-asian="normal" style:font-weight-asian="normal" style:font-size-complex="12pt" style:font-weight-complex="bold" style:text-emphasize="none"/>
    </style:style>
    <style:style style:name="P4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16136e" officeooo:paragraph-rsid="008989b2" style:font-size-asian="10pt" style:font-style-asian="normal" style:font-weight-asian="bold" style:font-size-complex="10pt" style:font-weight-complex="bold" style:text-emphasize="none"/>
    </style:style>
    <style:style style:name="P5" style:family="paragraph" style:parent-style-name="Standard">
      <style:text-properties officeooo:paragraph-rsid="0063372b"/>
    </style:style>
    <style:style style:name="P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P7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Tahoma" fo:font-size="12pt" fo:font-style="normal" fo:text-shadow="none" style:text-underline-style="none" fo:font-weight="bold" officeooo:paragraph-rsid="001a0c72" style:font-size-asian="12pt" style:font-style-asian="normal" style:font-weight-asian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6136e" style:font-size-asian="10pt" style:font-style-asian="normal" style:font-weight-asian="normal" style:text-emphasize="none"/>
    </style:style>
    <style:style style:name="P9" style:family="paragraph" style:parent-style-name="Standard">
      <style:paragraph-properties fo:margin-top="0.101cm" fo:margin-bottom="0.101cm" loext:contextual-spacing="false" fo:line-height="100%" fo:text-align="end" style:justify-single-wor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6136e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margin-top="0.101cm" fo:margin-bottom="0.101cm" loext:contextual-spacing="false" fo:line-height="100%" fo:text-align="start" style:justify-single-wor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16136e" officeooo:paragraph-rsid="001ad358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margin-top="0.101cm" fo:margin-bottom="0.101cm" loext:contextual-spacing="false" fo:line-height="100%" fo:text-align="end" style:justify-single-word="false" style:writing-mode="lr-tb"/>
      <style:text-properties fo:font-size="10pt" officeooo:paragraph-rsid="0016136e" style:font-size-asian="10pt" style:font-size-complex="10pt"/>
    </style:style>
    <style:style style:name="P12" style:family="paragraph" style:parent-style-name="Standard">
      <style:paragraph-properties fo:margin-top="0.101cm" fo:margin-bottom="0.101cm" loext:contextual-spacing="false" fo:line-height="100%" fo:text-align="start" style:justify-single-word="false" style:writing-mode="lr-tb"/>
      <style:text-properties fo:font-size="10pt" officeooo:paragraph-rsid="0081fcef" style:font-size-asian="10pt" style:font-size-complex="10pt"/>
    </style:style>
    <style:style style:name="P13" style:family="paragraph" style:parent-style-name="Standard">
      <style:paragraph-properties fo:margin-top="0.101cm" fo:margin-bottom="0.101cm" loext:contextual-spacing="false" fo:line-height="115%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83e48" style:font-size-asian="10pt" style:font-style-asian="normal" style:font-weight-asian="normal" style:font-size-complex="10pt" style:font-weight-complex="normal" style:text-emphasize="none"/>
    </style:style>
    <style:style style:name="P14" style:family="paragraph" style:parent-style-name="Standard">
      <style:paragraph-properties fo:margin-top="0.101cm" fo:margin-bottom="0.101cm" loext:contextual-spacing="false" fo:line-height="115%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16136e" officeooo:paragraph-rsid="001ad358" style:font-size-asian="10pt" style:font-style-asian="normal" style:font-weight-asian="normal" style:font-size-complex="12pt" style:font-weight-complex="bold" style:text-emphasize="none"/>
    </style:style>
    <style:style style:name="P15" style:family="paragraph" style:parent-style-name="Standard">
      <style:paragraph-properties fo:margin-top="0.101cm" fo:margin-bottom="0.101cm" loext:contextual-spacing="false" fo:line-height="100%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16136e" officeooo:paragraph-rsid="0016136e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margin-top="0.101cm" fo:margin-bottom="0.101cm" loext:contextual-spacing="false" fo:line-height="115%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rsid="0016136e" officeooo:paragraph-rsid="00170254" style:font-size-asian="12pt" style:font-style-asian="normal" style:font-weight-asian="bold" style:font-size-complex="12pt" style:font-weight-complex="bold" style:text-emphasize="none"/>
    </style:style>
    <style:style style:name="P17" style:family="paragraph" style:parent-style-name="Standard">
      <style:paragraph-properties fo:margin-top="0.101cm" fo:margin-bottom="0.101cm" loext:contextual-spacing="false" fo:line-height="100%"/>
      <style:text-properties fo:font-size="10pt" officeooo:paragraph-rsid="0016136e" style:font-size-asian="10pt" style:font-size-complex="10pt"/>
    </style:style>
    <style:style style:name="P18" style:family="paragraph" style:parent-style-name="Standard">
      <style:paragraph-properties fo:margin-top="0.101cm" fo:margin-bottom="0.101cm" loext:contextual-spacing="false" fo:line-height="115%"/>
      <style:text-properties fo:font-size="10pt" officeooo:paragraph-rsid="00170254" style:font-size-asian="10pt" style:font-size-complex="10pt"/>
    </style:style>
    <style:style style:name="P19" style:family="paragraph" style:parent-style-name="Standard">
      <style:paragraph-properties fo:margin-top="0.101cm" fo:margin-bottom="0.101cm" loext:contextual-spacing="false" fo:line-height="115%"/>
      <style:text-properties fo:font-size="10pt" officeooo:paragraph-rsid="0021e5c4" style:font-size-asian="10pt" style:font-size-complex="10pt"/>
    </style:style>
    <style:style style:name="P20" style:family="paragraph" style:parent-style-name="Standard">
      <style:paragraph-properties fo:margin-top="0.101cm" fo:margin-bottom="0.101cm" loext:contextual-spacing="false" fo:line-height="115%"/>
      <style:text-properties officeooo:paragraph-rsid="0089e73a"/>
    </style:style>
    <style:style style:name="P21" style:family="paragraph" style:parent-style-name="Standard">
      <style:paragraph-properties fo:text-align="center" style:justify-single-word="false"/>
      <style:text-properties officeooo:paragraph-rsid="001a0c72"/>
    </style:style>
    <style:style style:name="P22" style:family="paragraph">
      <loext:graphic-properties draw:fill-color="#ffffff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2pt"/>
    </style:style>
    <style:style style:name="P25" style:family="paragraph">
      <loext:graphic-properties draw:fill-color="#ffbf00"/>
    </style:style>
    <style:style style:name="T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16136e" style:font-size-asian="10pt" style:font-style-asian="normal" style:font-weight-asian="normal" style:font-size-complex="12pt" style:font-weight-complex="bold" style:text-emphasize="none"/>
    </style:style>
    <style:style style:name="T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8989b2" style:font-size-asian="10pt" style:font-style-asian="normal" style:font-weight-asian="normal" style:font-size-complex="12pt" style:font-weight-complex="bold" style:text-emphasize="none"/>
    </style:style>
    <style:style style:name="T3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16136e" style:font-size-asian="10pt" style:font-style-asian="normal" style:font-weight-asian="normal" style:font-size-complex="10pt" style:font-weight-complex="bold" style:text-emphasize="none"/>
    </style:style>
    <style:style style:name="T4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5" style:family="text">
      <style:text-properties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officeooo:rsid="0016136e" style:font-size-asian="10pt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6136e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6136e" style:font-style-asian="normal" style:font-weight-asian="normal" style:font-weight-complex="bold" style:text-emphasize="none"/>
    </style:style>
    <style:style style:name="T9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70254" style:font-style-asian="normal" style:font-weight-asian="normal" style:font-weight-complex="normal" style:text-emphasize="none"/>
    </style:style>
    <style:style style:name="T10" style:family="text">
      <style:text-properties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font-weight-complex="bold" style:text-emphasize="none"/>
    </style:style>
    <style:style style:name="T11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16136e" style:font-style-asian="normal" style:font-weight-asian="bold" style:font-weight-complex="bold" style:text-emphasize="none"/>
    </style:style>
    <style:style style:name="T12" style:family="text">
      <style:text-properties style:text-outline="false" style:text-line-through-style="none" style:text-line-through-type="none" style:font-name="Arial" fo:font-style="normal" fo:text-shadow="none" style:text-underline-style="solid" style:text-underline-width="auto" style:text-underline-color="font-color" fo:font-weight="bold" officeooo:rsid="0016136e" style:font-style-asian="normal" style:font-weight-asian="bold" style:font-weight-complex="bold" style:text-emphasize="none"/>
    </style:style>
    <style:style style:name="T13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weight-complex="bold" style:text-emphasize="none"/>
    </style:style>
    <style:style style:name="T14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rsid="0016136e" style:font-size-asian="12pt" style:font-style-asian="normal" style:font-weight-asian="bold" style:font-size-complex="12pt" style:font-weight-complex="bold" style:text-emphasize="none"/>
    </style:style>
    <style:style style:name="T15" style:family="text">
      <style:text-properties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2pt" style:font-weight-complex="bold" style:text-emphasize="none"/>
    </style:style>
    <style:style style:name="T16" style:family="text">
      <style:text-properties officeooo:rsid="0016136e"/>
    </style:style>
    <style:style style:name="T17" style:family="text">
      <style:text-properties fo:font-weight="bold" officeooo:rsid="0016136e" style:font-weight-asian="bold" style:font-weight-complex="bold"/>
    </style:style>
    <style:style style:name="T18" style:family="text">
      <style:text-properties officeooo:rsid="001ad358"/>
    </style:style>
    <style:style style:name="T19" style:family="text">
      <style:text-properties fo:font-variant="normal" fo:text-transform="none" fo:color="#202124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8989b2" style:font-size-asian="10pt" style:font-style-asian="normal" style:font-weight-asian="normal" style:font-size-complex="12pt" style:font-weight-complex="bold" style:text-emphasize="non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.15cm" fo:border="none" style:shadow="none" draw:shadow-opacity="100%" style:editable="true">
        <style:columns fo:column-count="1" fo:column-gap="0cm"/>
      </style:graphic-properties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649cm" fo:min-width="6.6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1cm" svg:stroke-color="#111111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71cm" svg:stroke-color="#000000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bf00" draw:textarea-horizontal-align="justify" draw:textarea-vertical-align="middle" draw:auto-grow-height="false" fo:min-height="0.318cm" fo:min-width="27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py3o.o."/>
        <text:user-field-decl office:value-type="string" office:string-value="employee_id.enrollment" text:name="py3o.o.employee_id.enrollment"/>
        <text:user-field-decl office:value-type="string" office:string-value="employee_id.complete_name" text:name="py3o.o.employee_id.complete_name"/>
        <text:user-field-decl office:value-type="string" office:string-value="contract_id.date_start" text:name="py3o.o.contract_id.date_start"/>
        <text:user-field-decl office:value-type="string" office:string-value="contract_id.years_antiquity" text:name="py3o.o.contract_id.years_antiquity"/>
        <text:user-field-decl office:value-type="float" office:value="0" text:name="py3o.o.number_of_days_display"/>
        <text:user-field-decl office:value-type="string" office:string-value="employee_id.work_center_id.name" text:name="py3o.o.employee_id.work_center_id.name"/>
        <text:user-field-decl office:value-type="string" office:string-value="holiday_status_id.code" text:name="py3o.o.holiday_status_id.code"/>
        <text:user-field-decl office:value-type="float" office:value="0" text:name="py3o.o.request_date_from"/>
        <text:user-field-decl office:value-type="float" office:value="0" text:name="py3o.o.request_date_to"/>
        <text:user-field-decl office:value-type="string" office:string-value="name" text:name="py3o.o.name"/>
        <text:user-field-decl office:value-type="string" office:string-value="company_id.name" text:name="py3o.o.company_id.name"/>
        <text:user-field-decl office:value-type="string" office:string-value="contract_id.company_id.name" text:name="py3o.o.contract_id.company_id.name"/>
        <text:user-field-decl office:value-type="float" office:value="0" text:name="py3o.o.year"/>
        <text:user-field-decl office:value-type="float" office:value="0" text:name="py3o.o.date_of_return"/>
        <text:user-field-decl office:value-type="float" office:value="0" text:name="py3o.o.date_approve"/>
        <text:user-field-decl office:value-type="string" office:string-value="0" text:name="py3o.o.remaining_days_qty"/>
        <text:user-field-decl office:value-type="float" office:value="0" text:name="py3o.o.max_leaves"/>
        <text:user-field-decl office:value-type="float" office:value="0" text:name="py3o.o.year_to"/>
        <text:user-field-decl office:value-type="float" office:value="0" text:name="py3o.o.date_approve_char"/>
        <text:user-field-decl office:value-type="string" office:string-value="date_from_char" text:name="py3o.o.date_from_char"/>
        <text:user-field-decl office:value-type="string" office:string-value="date_to_char" text:name="py3o.o.date_to_char"/>
        <text:user-field-decl office:value-type="string" office:string-value="date_start_contract_char" text:name="py3o.o.date_start_contract_char"/>
        <text:user-field-decl office:value-type="float" office:value="0" text:name="py3o.o.employee_id.parent_id.complete_name"/>
        <text:user-field-decl office:value-type="float" office:value="0" text:name="py3o.o.date_create_char"/>
        <text:user-field-decl office:value-type="float" office:value="0" text:name="py3o.o.employee_id.parent_id.complete_nama"/>
        <text:user-field-decl office:value-type="float" office:value="0" text:name="py3o.o.date_approve_char1"/>
        <text:user-field-decl office:value-type="float" office:value="0" text:name="py3o.o.date_approve_char2"/>
        <text:user-field-decl office:value-type="string" office:string-value="date_approve_char3" text:name="py3o.o.date_approve_char3"/>
        <text:user-field-decl office:value-type="string" office:string-value="date_approve_char4" text:name="py3o.o.date_approve_char4"/>
        <text:user-field-decl office:value-type="float" office:value="0" text:name="py3o.o.date_approve_chart"/>
        <text:user-field-decl office:value-type="float" office:value="0" text:name="py3o.o.date_approve_tex"/>
        <text:user-field-decl office:value-type="string" office:string-value="employee_id.registration_number" text:name="py3o.o.employee_id.registration_number"/>
        <text:user-field-decl office:value-type="string" office:string-value="employee_id.department_id.name" text:name="py3o.o.employee_id.department_id.name"/>
        <text:user-field-decl office:value-type="float" office:value="0" text:name="py3o.o.create_date"/>
        <text:user-field-decl office:value-type="string" office:string-value="date_of_return_char" text:name="py3o.o.date_of_return_char"/>
        <text:user-field-decl office:value-type="float" office:value="0" text:name="py3o.o.description"/>
        <text:user-field-decl office:value-type="float" office:value="0" text:name="py3o.o.employee_id.approver_kiosk_id.name"/>
        <text:user-field-decl office:value-type="float" office:value="0" text:name="py3o.o.employee_id.approver_kiosk_id.sign_signature"/>
      </text:user-field-decls>
      <draw:frame draw:style-name="fr1" draw:name="py3o.image(o.employee_id.approver_kiosk_id.sign_signature, 'png',width='5cm', isb64=True)" text:anchor-type="page" text:anchor-page-number="1" svg:x="18.62cm" svg:y="14.559cm" svg:width="6.578cm" draw:z-index="10">
        <draw:text-box fo:min-height="1.275cm">
          <text:p text:style-name="Frame_20_contents"/>
        </draw:text-box>
      </draw:frame>
      <draw:frame draw:style-name="fr1" draw:name="py3o.image(o.contract_id.company_id.logo_web, 'png',width='3cm', isb64=True)" text:anchor-type="page" text:anchor-page-number="1" svg:x="2.529cm" svg:y="2.621cm" svg:width="2cm" draw:z-index="9">
        <draw:text-box fo:min-height="1.275cm">
          <text:p text:style-name="Frame_20_contents"/>
        </draw:text-box>
      </draw:frame>
      <text:p text:style-name="P1"><draw:custom-shape text:anchor-type="paragraph" draw:z-index="0" draw:name="Forma1" draw:style-name="gr5" draw:text-style-name="P25" svg:width="27.874cm" svg:height="0.318cm" svg:x="-2.2cm" svg:y="-1.231cm"><text:p/><draw:enhanced-geometry svg:viewBox="0 0 21600 21600" draw:type="rectangle" draw:enhanced-path="M 0 0 L 21600 0 21600 21600 0 21600 0 0 Z N"/></draw:custom-shape><draw:line text:anchor-type="paragraph" draw:z-index="1" draw:name="Forma2" draw:style-name="gr4" draw:text-style-name="P23" svg:x1="-1.117cm" svg:y1="-0.201cm" svg:x2="-1.068cm" svg:y2="17.831cm"><text:p/></draw:line><draw:line text:anchor-type="paragraph" draw:z-index="2" draw:name="Forma2" draw:style-name="gr4" draw:text-style-name="P23" svg:x1="24.975cm" svg:y1="-0.099cm" svg:x2="24.956cm" svg:y2="17.831cm"><text:p/></draw:line><draw:line text:anchor-type="paragraph" draw:z-index="3" draw:name="Forma3" draw:style-name="gr3" draw:text-style-name="P23" svg:x1="-1.117cm" svg:y1="-0.201cm" svg:x2="24.974cm" svg:y2="-0.099cm"><text:p/></draw:line><text:user-field-get text:name="py3o.o.contract_id.company_id.name">contract_id.company_id.name</text:user-field-get></text:p>
      <text:p text:style-name="Standard"/>
      <text:p text:style-name="P6">SOLICITUD Y <text:span text:style-name="T18">AUTORIZACIÓN</text:span> DE</text:p>
      <text:p text:style-name="P7">VACACIONES</text:p>
      <text:p text:style-name="P8"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1"><text:span text:style-name="T6">Sucursal <text:tab/><text:tab/><text:tab/></text:span><text:span text:style-name="T10"><text:user-field-get text:name="py3o.o.employee_id.department_id.name">employee_id.department_id.name</text:user-field-get></text:span><text:span text:style-name="T6"><text:tab/></text:span></text:p>
      <text:p text:style-name="P9"/>
      <text:p text:style-name="P12"><text:span text:style-name="T7">No de Empleado:<text:tab/><text:tab/></text:span><text:span text:style-name="T11"><text:user-field-get text:name="py3o.o.employee_id.registration_number">employee_id.registration_number</text:user-field-get></text:span><text:span text:style-name="T11"><text:tab/></text:span><text:span text:style-name="T7"><text:tab/><text:tab/><text:tab/><text:tab/><text:tab/><text:tab/><text:tab/><text:tab/><text:tab/><text:tab/></text:span></text:p>
      <text:p text:style-name="P12"><text:span text:style-name="T7">Nombre del Empleado:</text:span><text:span text:style-name="T11"><text:user-field-get text:name="py3o.o.employee_id.complete_name">employee_id.complete_name</text:user-field-get></text:span></text:p>
      <text:p text:style-name="P10"><text:tab/><text:tab/><text:tab/><text:tab/><text:tab/></text:p>
      <text:p text:style-name="P17"><text:span text:style-name="T6">Fecha de Ingreso:<text:tab/><text:tab/></text:span><text:span text:style-name="T10"><text:user-field-get text:name="py3o.o.date_start_contract_char">date_start_contract_char</text:user-field-get></text:span><text:span text:style-name="T11"><text:tab/><text:tab/><text:tab/><text:tab/><text:tab/><text:tab/><text:tab/><text:tab/><text:tab/><text:tab/><text:tab/></text:span><text:span text:style-name="T8">A</text:span><text:span text:style-name="T6">ños de Servicio:<text:tab/><text:tab/></text:span><text:span text:style-name="T12"><text:user-field-get text:name="py3o.o.contract_id.years_antiquity">contract_id.years_antiquity</text:user-field-get></text:span></text:p>
      <text:p text:style-name="P15"/>
      <text:p text:style-name="P19"><text:span text:style-name="T11"><text:tab/><text:tab/><text:tab/><text:tab/><text:tab/></text:span><text:span text:style-name="T8">D</text:span><text:span text:style-name="T6">ías que corresponden:</text:span><text:span text:style-name="T11"> </text:span><text:span text:style-name="T11"><text:user-field-get style:data-style-name="N0" text:name="py3o.o.max_leaves">0</text:user-field-get></text:span><text:span text:style-name="T11"><text:tab/></text:span><text:span text:style-name="T8">D</text:span><text:span text:style-name="T6">ías a disfrutar :<text:tab/></text:span><text:span text:style-name="T11"><text:user-field-get style:data-style-name="N0" text:name="py3o.o.number_of_days_display">0</text:user-field-get></text:span><text:span text:style-name="T11"><text:tab/></text:span><text:span text:style-name="T8">D</text:span><text:span text:style-name="T6">ías Pendientes:<text:tab/></text:span><text:span text:style-name="T11"><text:user-field-get text:name="py3o.o.remaining_days_qty">0</text:user-field-get></text:span></text:p>
      <text:p text:style-name="P18"><text:span text:style-name="T8">Per</text:span><text:span text:style-name="T6">íodo a Disfrutar:</text:span><text:span text:style-name="T11"> <text:tab/><text:tab/><text:tab/><text:tab/></text:span><text:span text:style-name="T8">del A</text:span><text:span text:style-name="T6">ño de </text:span><text:span text:style-name="T10"><text:user-field-get style:data-style-name="N0" text:name="py3o.o.year">0</text:user-field-get></text:span><text:span text:style-name="T11"><text:tab/><text:tab/></text:span><text:span text:style-name="T8">al A</text:span><text:span text:style-name="T6">ño </text:span><text:span text:style-name="T11"><text:s/></text:span><text:span text:style-name="T11"><text:user-field-get style:data-style-name="N0" text:name="py3o.o.year_to">0</text:user-field-get></text:span></text:p>
      <text:p text:style-name="P18"><text:span text:style-name="T8">D</text:span><text:span text:style-name="T6">ías que Inician sus Vacaciones</text:span><text:span text:style-name="T11"> </text:span></text:p>
      <text:p text:style-name="P18"><text:span text:style-name="T11"><text:tab/><text:tab/><text:tab/><text:tab/><text:tab/><text:tab/><text:tab/><text:tab/><text:tab/><text:tab/></text:span><text:span text:style-name="T8">del <text:s text:c="2"/></text:span><text:span text:style-name="T11"><text:user-field-get text:name="py3o.o.date_from_char">date_from_char</text:user-field-get></text:span></text:p>
      <text:p text:style-name="P18"><text:span text:style-name="T11"><text:tab/><text:tab/><text:tab/><text:tab/><text:tab/><text:tab/><text:tab/><text:tab/><text:tab/><text:tab/></text:span><text:span text:style-name="T9">a</text:span><text:span text:style-name="T8">l</text:span><text:span text:style-name="T11"> <text:s text:c="4"/></text:span><text:span text:style-name="T11"><text:user-field-get text:name="py3o.o.date_to_char">date_to_char</text:user-field-get></text:span></text:p>
      <text:p text:style-name="P13"><text:span text:style-name="T16">FECHA EN QUE DEBER</text:span>Á DE PRESENTARSE A TRABAJAR:<text:span text:style-name="T16"> <text:tab/><text:tab/></text:span><text:span text:style-name="T17"><text:user-field-get text:name="py3o.o.date_of_return_char">date_of_return_char</text:user-field-get></text:span><text:span text:style-name="T16"><text:tab/><text:tab/></text:span></text:p>
      <text:p text:style-name="P13">OBSERVACIONES:<text:tab/><text:tab/><text:tab/><text:span text:style-name="T17"><text:user-field-get style:data-style-name="N0" text:name="py3o.o.description">0</text:user-field-get></text:span></text:p>
      <text:p text:style-name="P20"><draw:line text:anchor-type="paragraph" draw:z-index="5" draw:name="Forma3" draw:style-name="gr3" draw:text-style-name="P23" svg:x1="-1.109cm" svg:y1="-0.023cm" svg:x2="24.931cm" svg:y2="0.03cm"><text:p/></draw:line><text:span text:style-name="T3">POR EL PRESENTE EXPRESO MI CONFORMIDAD DE SOLICITAR Y GOZAR MIS VACACIONES DE ACUERDO A LO QUE ESTABLECE EL ARTICULO 76 DE LA LEY FEDERAL DEL TRABAJO, CONSIDERANDO LOS SIGUIENTES DATOS:</text:span><text:span text:style-name="T1"><text:tab/><text:tab/></text:span><text:span text:style-name="T2">FECHA DE APROBACI</text:span><text:span text:style-name="T19">Ó</text:span><text:span text:style-name="T2">N:</text:span><text:span text:style-name="T5"> <text:s/></text:span><text:span text:style-name="T5"><text:user-field-get style:data-style-name="N0" text:name="py3o.o.date_approve_chart">0</text:user-field-get></text:span><text:span text:style-name="T14"><text:s/></text:span></text:p>
      <text:p text:style-name="P16"><draw:custom-shape text:anchor-type="paragraph" draw:z-index="8" draw:name="Shape2" draw:style-name="gr1" draw:text-style-name="P22" svg:width="6.682cm" svg:height="0.65cm" svg:x="8.585cm" svg:y="0.191cm"><text:p/><draw:enhanced-geometry svg:viewBox="0 0 21600 21600" draw:type="rectangle" draw:enhanced-path="M 0 0 L 21600 0 21600 21600 0 21600 0 0 Z N"/></draw:custom-shape></text:p>
      <text:p text:style-name="P14"><text:tab/><text:tab/> <text:s text:c="164"/></text:p>
      <text:p text:style-name="P2"><draw:line text:anchor-type="paragraph" draw:z-index="7" draw:name="Forma4" draw:style-name="gr2" draw:text-style-name="P23" svg:x1="16.238cm" svg:y1="0.195cm" svg:x2="23.301cm" svg:y2="0.216cm"><text:p/></draw:line><draw:line text:anchor-type="paragraph" draw:z-index="6" draw:name="Forma4" draw:style-name="gr2" draw:text-style-name="P23" svg:x1="0.87cm" svg:y1="0.055cm" svg:x2="7.77cm" svg:y2="0.133cm"><text:p/></draw:line><text:tab/><text:tab/><text:tab/><text:tab/><text:tab/></text:p>
      <text:p text:style-name="P4"><text:s text:c="19"/><text:user-field-get text:name="py3o.o.employee_id.complete_name">employee_id.complete_name</text:user-field-get><text:s text:c="106"/><text:user-field-get style:data-style-name="N0" text:name="py3o.o.employee_id.approver_kiosk_id.name">0</text:user-field-get></text:p>
      <text:p text:style-name="P3"><text:s text:c="4"/></text:p>
      <text:p text:style-name="P5"><text:span text:style-name="T13"><text:s text:c="19"/></text:span><text:span text:style-name="T4">Firma de Conformidad<text:tab/><text:tab/><text:tab/><text:tab/><text:tab/><text:tab/><text:tab/> <text:s text:c="71"/>Firma de Autorización del<text:tab/><text:tab/><text:tab/><text:tab/><text:tab/> <text:s text:c="13"/>del Empleado<text:tab/><text:tab/><text:tab/><text:tab/><text:tab/><text:tab/><text:tab/><text:tab/><text:tab/> <text:s text:c="72"/>Jefe Inmediato<text:tab/><text:tab/><text:tab/><text:tab/><text:tab/><text:tab/><text:tab/> <text:s text:c="4"/></text:span></text:p>
      <text:p text:style-name="P21"><draw:line text:anchor-type="paragraph" draw:z-index="4" draw:name="Forma3" draw:style-name="gr3" draw:text-style-name="P24" svg:x1="-1.067cm" svg:y1="1.118cm" svg:x2="24.955cm" svg:y2="1.118cm"><text:p/></draw:line><text:span text:style-name="T15">INFORMACIÓN PRIVADA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2:54:37.437048957</meta:creation-date>
    <meta:editing-duration>P2DT8H39M34S</meta:editing-duration>
    <meta:editing-cycles>75</meta:editing-cycles>
    <meta:generator>LibreOffice/6.4.7.2$Linux_X86_64 LibreOffice_project/40$Build-2</meta:generator>
    <dc:date>2022-01-02T17:02:05.769114937</dc:date>
    <meta:document-statistic meta:table-count="0" meta:image-count="0" meta:object-count="0" meta:page-count="1" meta:paragraph-count="23" meta:word-count="115" meta:character-count="1474" meta:non-whitespace-character-count="766"/>
  </office:meta>
</office:document-meta>
</file>